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arParser.parseTestContext( EarArchive theEar , String theWeb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arParser.getUriOfCactifiedWebModule( EarArchive theE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arParser.parse( File theDeployable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53">
            <text:p text:style-name="Table_20_Contents">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